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152245" officeooo:paragraph-rsid="00152245"/>
    </style:style>
    <style:style style:name="P2" style:family="paragraph" style:parent-style-name="Standard">
      <style:text-properties officeooo:paragraph-rsid="00152245"/>
    </style:style>
    <style:style style:name="P3" style:family="paragraph" style:parent-style-name="Standard">
      <style:text-properties officeooo:rsid="0017ffad" officeooo:paragraph-rsid="0017ffad"/>
    </style:style>
    <style:style style:name="P4" style:family="paragraph" style:parent-style-name="Standard" style:list-style-name="L4">
      <style:text-properties officeooo:rsid="0017ffad" officeooo:paragraph-rsid="0017ffad"/>
    </style:style>
    <style:style style:name="T1" style:family="text">
      <style:text-properties officeooo:rsid="00152245"/>
    </style:style>
    <style:style style:name="T2" style:family="text">
      <style:text-properties officeooo:rsid="001654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ug report for bomber_proc.py:</text:span></text:p>
      <text:p text:style-name="P2"/>
      <text:p text:style-name="P2"><text:span text:style-name="T1">1.)Plane won’t drop bombs once you miss a building.</text:span></text:p>
      <text:list xml:id="list1713706748" text:style-name="L3">
        <text:list-item>
          <text:p text:style-name="P1">When you play the game, once <text:span text:style-name="T2">you miss with a bomb</text:span>, you can no longer drop bombs.</text:p>
        </text:list-item>
        <text:list-item>
          <text:p text:style-name="P1">You should be able to drop bombs up until the game ends.</text:p>
        </text:list-item>
        <text:list-item>
          <text:p text:style-name="P1">Play the game, keep dropping bombs until <text:span text:style-name="T2">you miss a bomb</text:span>, you <text:span text:style-name="T2">will no</text:span> longer be able to drop bombs.</text:p>
        </text:list-item>
      </text:list>
      <text:p text:style-name="P3"/>
      <text:p text:style-name="P3">2.)Impossible to drop bombs on the first building that the plane flies over.</text:p>
      <text:list xml:id="list1312043860" text:style-name="L4">
        <text:list-item>
          <text:p text:style-name="P4">The first building that the plane flies over is impossible to hit, so progressing to level 2 is impossible.</text:p>
        </text:list-item>
        <text:list-item>
          <text:p text:style-name="P4">You should be able to hit the first building with a bomb.</text:p>
        </text:list-item>
        <text:list-item>
          <text:p text:style-name="P4">Play the game, try and hit the first building with a bomb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0:19:29.239837572</meta:creation-date>
    <dc:date>2018-10-11T14:23:00.374812400</dc:date>
    <meta:editing-duration>PT26M53S</meta:editing-duration>
    <meta:editing-cycles>1</meta:editing-cycles>
    <meta:document-statistic meta:table-count="0" meta:image-count="0" meta:object-count="0" meta:page-count="1" meta:paragraph-count="9" meta:word-count="124" meta:character-count="620" meta:non-whitespace-character-count="511"/>
    <meta:generator>LibreOffice/6.0.6.2$Linux_X86_64 LibreOffice_project/00m0$Build-2</meta:generator>
  </office:meta>
</office:document-meta>
</file>